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d1b2" officeooo:paragraph-rsid="0013d1b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utline</text:p>
      <text:p text:style-name="P1"/>
      <text:p text:style-name="P1">~ Experiment performed with the intention of characterizing the microbial community and plant available nitrogen of soils amended with fertilizers available for use in organic agriculture. Understanding the bacterial community structure during decomposition and nutrient release of organic plant materials and compost and the associated soil nutrient profile will provide bacterial targets to be used as biological soil amendments intended to improve nutrient cycling in organic production system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09:32:49.295838990</meta:creation-date>
    <dc:date>2019-01-14T11:24:22.323891843</dc:date>
    <meta:editing-duration>PT1H41M23S</meta:editing-duration>
    <meta:editing-cycles>1</meta:editing-cycles>
    <meta:document-statistic meta:table-count="0" meta:image-count="0" meta:object-count="0" meta:page-count="1" meta:paragraph-count="2" meta:word-count="69" meta:character-count="507" meta:non-whitespace-character-count="438"/>
    <meta:generator>LibreOffice/6.0.6.2$Linux_X86_64 LibreOffice_project/00m0$Build-2</meta:generator>
  </office:meta>
</office:document-meta>
</file>